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1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5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18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2.5cm" svg:x="31cm" svg:y="10.25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13.5cm" svg:y="10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cm" svg:x="25.75cm" svg:y="4.5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2cm" svg:height="2.5cm" svg:x="18.75cm" svg:y="14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11.25cm" svg:y="2cm">
          <text:p text:style-name="P2">Ap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1cm" svg:y="4.7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7.5cm" svg:y="6.5cm">
          <text:p text:style-name="P2">Nav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5cm" svg:height="2cm" svg:x="17.25cm" svg:y="10.25cm">
          <text:p text:style-name="P1">ArticleControl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9cm" svg:y="14.25cm">
          <text:p text:style-name="P2">ArticlesLi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layer="layout" svg:width="5.75cm" svg:height="1.5cm" svg:x="7.5cm" svg:y="18.25cm">
          <text:p text:style-name="P2">ArticleCar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cm" svg:x="21.5cm" svg:y="14.25cm">
          <text:p text:style-name="P1">VoteControl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cm" svg:height="1.5cm" svg:x="33.75cm" svg:y="10.75cm">
          <text:p text:style-name="P2">CommentLi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28.75cm" svg:y="4.75cm">
          <text:p text:style-name="P2">Use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25cm" svg:y1="2.75cm" svg:x2="4cm" svg:y2="4.75cm">
          <text:p/>
        </draw:line>
        <draw:line draw:style-name="gr9" draw:text-style-name="P3" draw:layer="layout" svg:x1="13.75cm" svg:y1="3.5cm" svg:x2="10cm" svg:y2="6.5cm">
          <text:p/>
        </draw:line>
        <draw:line draw:style-name="gr9" draw:text-style-name="P4" draw:layer="layout" svg:x1="15cm" svg:y1="3.5cm" svg:x2="19cm" svg:y2="10.25cm">
          <text:p/>
        </draw:line>
        <draw:line draw:style-name="gr9" draw:text-style-name="P3" draw:layer="layout" svg:x1="16.25cm" svg:y1="3.5cm" svg:x2="32cm" svg:y2="14.5cm">
          <text:p/>
        </draw:line>
        <draw:line draw:style-name="gr10" draw:text-style-name="P3" draw:layer="layout" svg:x1="30.75cm" svg:y1="6.25cm" svg:x2="22.5cm" svg:y2="11cm">
          <text:p/>
        </draw:line>
        <draw:line draw:style-name="gr11" draw:text-style-name="P3" draw:layer="layout" svg:x1="32.25cm" svg:y1="6.25cm" svg:x2="36.75cm" svg:y2="10.75cm">
          <text:p/>
        </draw:line>
        <draw:line draw:style-name="gr11" draw:text-style-name="P3" draw:layer="layout" svg:x1="36.5cm" svg:y1="12.25cm" svg:x2="39.25cm" svg:y2="14.5cm">
          <text:p/>
        </draw:line>
        <draw:line draw:style-name="gr12" draw:text-style-name="P3" draw:layer="layout" svg:x1="12.5cm" svg:y1="15.75cm" svg:x2="11.25cm" svg:y2="18.25cm">
          <text:p/>
        </draw:line>
        <draw:custom-shape draw:style-name="gr5" draw:text-style-name="P2" draw:layer="layout" svg:width="5.75cm" svg:height="1.5cm" svg:x="27.25cm" svg:y="14.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5cm" svg:height="1.5cm" svg:x="34.5cm" svg:y="14.5cm">
          <text:p text:style-name="P2">CommentCard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2.5cm" svg:y1="14.5cm" svg:x2="35.5cm" svg:y2="12.25cm">
          <text:p/>
        </draw:line>
        <draw:line draw:style-name="gr10" draw:text-style-name="P3" draw:layer="layout" svg:x1="19cm" svg:y1="12.25cm" svg:x2="12.5cm" svg:y2="14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3:48:14.523557046</meta:creation-date>
    <dc:date>2022-01-11T11:19:10.298499076</dc:date>
    <meta:editing-duration>PT1H52M6S</meta:editing-duration>
    <meta:editing-cycles>4</meta:editing-cycles>
    <meta:generator>LibreOffice/7.2.5.2.0$Linux_X86_64 LibreOffice_project/20$Build-2</meta:generator>
    <meta:document-statistic meta:object-count="25"/>
  </office:meta>
</office:document-meta>
</file>